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F221D21FEBEA715B.png" manifest:media-type="image/png"/>
  <manifest:file-entry manifest:full-path="Pictures/100002010000003700000040E62281331E4F874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e1" style:family="table">
      <style:table-properties style:width="16.501cm" table:align="margins"/>
    </style:style>
    <style:style style:name="Table1.A" style:family="table-column">
      <style:table-column-properties style:column-width="8.251cm" style:rel-column-width="32767*"/>
    </style:style>
    <style:style style:name="Table1.A1" style:family="table-cell">
      <style:table-cell-properties style:vertical-align="middle" fo:padding="0.097cm" fo:border="none"/>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a10f1" officeooo:paragraph-rsid="003a10f1"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53d74a" officeooo:paragraph-rsid="0053d74a"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4pt" officeooo:rsid="008fbc39" officeooo:paragraph-rsid="008fbc39" style:font-size-asian="14pt" style:font-size-complex="14pt"/>
    </style:style>
    <style:style style:name="P9" style:family="paragraph" style:parent-style-name="Table_20_Contents">
      <style:paragraph-properties fo:text-align="center" style:justify-single-word="false"/>
      <style:text-properties style:font-name="FreeSans" fo:font-size="14pt" fo:font-weight="bold" officeooo:rsid="008fbc39" officeooo:paragraph-rsid="008fbc39" style:font-size-asian="14pt" style:font-weight-asian="bold" style:font-size-complex="14pt" style:font-weight-complex="bold"/>
    </style:style>
    <style:style style:name="P10" style:family="paragraph" style:parent-style-name="Footer">
      <style:text-properties fo:font-size="2pt" style:font-size-asian="1.75pt" style:font-size-complex="2pt"/>
    </style:style>
    <style:style style:name="P1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2" style:family="paragraph" style:parent-style-name="Standard">
      <style:paragraph-properties fo:line-height="115%"/>
      <style:text-properties style:font-name="FreeSans" fo:font-size="15pt" fo:letter-spacing="0.035cm" officeooo:rsid="0053d74a" officeooo:paragraph-rsid="008d3887" style:font-size-asian="13.1000003814697pt" style:font-size-complex="15pt"/>
    </style:style>
    <style:style style:name="P1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4" style:family="paragraph" style:parent-style-name="Standard">
      <style:paragraph-properties fo:line-height="115%"/>
      <style:text-properties style:font-name="FreeSans" fo:font-size="14pt" fo:letter-spacing="0.035cm" officeooo:rsid="002a61b8" officeooo:paragraph-rsid="00389fa8" style:font-size-asian="14pt" style:font-size-complex="14pt"/>
    </style:style>
    <style:style style:name="P15" style:family="paragraph" style:parent-style-name="Standard">
      <style:paragraph-properties fo:line-height="115%"/>
      <style:text-properties style:font-name="FreeSans" fo:font-size="14pt" fo:letter-spacing="0.035cm" officeooo:rsid="00393196" officeooo:paragraph-rsid="00393196" style:font-size-asian="14pt" style:font-size-complex="14pt"/>
    </style:style>
    <style:style style:name="P16" style:family="paragraph" style:parent-style-name="Standard">
      <style:paragraph-properties fo:line-height="115%"/>
      <style:text-properties style:font-name="FreeSans" fo:font-size="14pt" fo:letter-spacing="0.035cm" officeooo:rsid="00393196" officeooo:paragraph-rsid="007ead8b" style:font-size-asian="14pt" style:font-size-complex="14pt"/>
    </style:style>
    <style:style style:name="P17" style:family="paragraph" style:parent-style-name="Standard">
      <style:paragraph-properties fo:line-height="115%"/>
      <style:text-properties style:font-name="FreeSans" fo:font-size="14pt" fo:letter-spacing="0.035cm" officeooo:rsid="00393196" officeooo:paragraph-rsid="003a10f1" style:font-size-asian="14pt" style:font-size-complex="14pt"/>
    </style:style>
    <style:style style:name="P18" style:family="paragraph" style:parent-style-name="Standard">
      <style:paragraph-properties fo:line-height="115%"/>
      <style:text-properties style:font-name="FreeSans" fo:font-size="14pt" fo:letter-spacing="0.035cm" officeooo:rsid="00393196" officeooo:paragraph-rsid="007fbbb3" style:font-size-asian="14pt" style:font-size-complex="14pt"/>
    </style:style>
    <style:style style:name="P19" style:family="paragraph" style:parent-style-name="Standard">
      <style:paragraph-properties fo:line-height="115%"/>
      <style:text-properties style:font-name="FreeSans" fo:font-size="14pt" fo:letter-spacing="0.035cm" officeooo:rsid="00393196" officeooo:paragraph-rsid="008755dd" style:font-size-asian="14pt" style:font-size-complex="14pt"/>
    </style:style>
    <style:style style:name="P20" style:family="paragraph" style:parent-style-name="Standard">
      <style:paragraph-properties fo:line-height="115%"/>
      <style:text-properties style:font-name="FreeSans" fo:font-size="14pt" fo:letter-spacing="0.035cm" officeooo:rsid="003bd4c7" officeooo:paragraph-rsid="003bd4c7" style:font-size-asian="14pt" style:font-size-complex="14pt"/>
    </style:style>
    <style:style style:name="P21" style:family="paragraph" style:parent-style-name="Standard">
      <style:paragraph-properties fo:line-height="115%"/>
      <style:text-properties style:font-name="FreeSans" fo:font-size="14pt" fo:letter-spacing="0.035cm" officeooo:rsid="003bdc34" officeooo:paragraph-rsid="003bdc34" style:font-size-asian="14pt" style:font-size-complex="14pt"/>
    </style:style>
    <style:style style:name="P22" style:family="paragraph" style:parent-style-name="Standard">
      <style:paragraph-properties fo:line-height="115%"/>
      <style:text-properties style:font-name="FreeSans" fo:font-size="14pt" fo:letter-spacing="0.035cm" officeooo:rsid="00410f4c" officeooo:paragraph-rsid="00410f4c" style:font-size-asian="14pt" style:font-size-complex="14pt"/>
    </style:style>
    <style:style style:name="P23" style:family="paragraph" style:parent-style-name="Standard">
      <style:paragraph-properties fo:line-height="115%"/>
      <style:text-properties style:font-name="FreeSans" fo:font-size="14pt" fo:letter-spacing="0.035cm" officeooo:rsid="00410f4c" officeooo:paragraph-rsid="00616bdb" style:font-size-asian="14pt" style:font-size-complex="14pt"/>
    </style:style>
    <style:style style:name="P24" style:family="paragraph" style:parent-style-name="Standard">
      <style:paragraph-properties fo:line-height="150%"/>
      <style:text-properties style:font-name="FreeSans" fo:font-size="14pt" fo:letter-spacing="0.035cm" officeooo:rsid="00413739" officeooo:paragraph-rsid="00553782" style:font-size-asian="14pt" style:font-size-complex="14pt"/>
    </style:style>
    <style:style style:name="P25" style:family="paragraph" style:parent-style-name="Standard">
      <style:paragraph-properties fo:line-height="115%"/>
      <style:text-properties style:font-name="FreeSans" fo:font-size="14pt" fo:letter-spacing="0.035cm" officeooo:rsid="0045f6e6" officeooo:paragraph-rsid="0045f6e6" style:font-size-asian="14pt" style:font-size-complex="14pt"/>
    </style:style>
    <style:style style:name="P26" style:family="paragraph" style:parent-style-name="Standard">
      <style:paragraph-properties fo:line-height="115%"/>
      <style:text-properties style:font-name="FreeSans" fo:font-size="14pt" fo:letter-spacing="0.035cm" officeooo:rsid="0048fd4b" officeooo:paragraph-rsid="0048fd4b" style:font-size-asian="14pt" style:font-size-complex="14pt"/>
    </style:style>
    <style:style style:name="P27" style:family="paragraph" style:parent-style-name="Standard">
      <style:paragraph-properties fo:line-height="115%"/>
      <style:text-properties style:font-name="FreeSans" fo:font-size="14pt" fo:letter-spacing="0.035cm" officeooo:rsid="0053d74a" officeooo:paragraph-rsid="0053d74a" style:font-size-asian="14pt" style:font-size-complex="14pt"/>
    </style:style>
    <style:style style:name="P28" style:family="paragraph" style:parent-style-name="Standard">
      <style:paragraph-properties fo:line-height="115%"/>
      <style:text-properties style:font-name="FreeSans" fo:font-size="14pt" fo:letter-spacing="0.035cm" officeooo:rsid="0053e68f" officeooo:paragraph-rsid="0053e68f" style:font-size-asian="14pt" style:font-size-complex="14pt"/>
    </style:style>
    <style:style style:name="P29" style:family="paragraph" style:parent-style-name="Standard">
      <style:paragraph-properties fo:line-height="115%"/>
      <style:text-properties style:font-name="FreeSans" fo:font-size="14pt" fo:letter-spacing="0.035cm" officeooo:rsid="00451085" officeooo:paragraph-rsid="0057a281" style:font-size-asian="14pt" style:font-size-complex="14pt"/>
    </style:style>
    <style:style style:name="P30" style:family="paragraph" style:parent-style-name="Standard">
      <style:paragraph-properties fo:line-height="115%"/>
      <style:text-properties style:font-name="FreeSans" fo:font-size="14pt" fo:letter-spacing="0.035cm" officeooo:rsid="00616bdb" officeooo:paragraph-rsid="00616bdb" style:font-size-asian="14pt" style:font-size-complex="14pt"/>
    </style:style>
    <style:style style:name="P31" style:family="paragraph" style:parent-style-name="Standard">
      <style:paragraph-properties fo:line-height="115%"/>
      <style:text-properties style:font-name="FreeSans" fo:font-size="14pt" fo:letter-spacing="0.035cm" officeooo:rsid="00616bdb" officeooo:paragraph-rsid="00627db4" style:font-size-asian="14pt" style:font-size-complex="14pt"/>
    </style:style>
    <style:style style:name="P32" style:family="paragraph" style:parent-style-name="Standard">
      <style:paragraph-properties fo:line-height="115%"/>
      <style:text-properties style:font-name="FreeSans" fo:font-size="14pt" fo:letter-spacing="0.035cm" officeooo:rsid="00695f32" officeooo:paragraph-rsid="00695f32" style:font-size-asian="14pt" style:font-size-complex="14pt"/>
    </style:style>
    <style:style style:name="P33" style:family="paragraph" style:parent-style-name="Standard">
      <style:paragraph-properties fo:line-height="115%"/>
      <style:text-properties style:font-name="FreeSans" fo:font-size="14pt" fo:letter-spacing="0.035cm" officeooo:rsid="006efae8" officeooo:paragraph-rsid="00705f25" style:font-size-asian="14pt" style:font-size-complex="14pt"/>
    </style:style>
    <style:style style:name="P34" style:family="paragraph" style:parent-style-name="Standard">
      <style:paragraph-properties fo:line-height="115%"/>
      <style:text-properties style:font-name="FreeSans" fo:font-size="14pt" fo:letter-spacing="0.035cm" officeooo:rsid="007132a2" officeooo:paragraph-rsid="0074c3c3" style:font-size-asian="14pt" style:font-size-complex="14pt"/>
    </style:style>
    <style:style style:name="P35" style:family="paragraph" style:parent-style-name="Standard">
      <style:paragraph-properties fo:line-height="115%"/>
      <style:text-properties style:font-name="FreeSans" fo:font-size="14pt" fo:letter-spacing="0.035cm" officeooo:rsid="0074c3c3" officeooo:paragraph-rsid="0074c3c3" style:font-size-asian="14pt" style:font-size-complex="14pt"/>
    </style:style>
    <style:style style:name="P36" style:family="paragraph" style:parent-style-name="Standard">
      <style:paragraph-properties fo:line-height="115%"/>
      <style:text-properties style:font-name="FreeSans" fo:font-size="14pt" fo:letter-spacing="0.035cm" officeooo:rsid="007c95e4" officeooo:paragraph-rsid="007c95e4" style:font-size-asian="14pt" style:font-size-complex="14pt"/>
    </style:style>
    <style:style style:name="P37" style:family="paragraph" style:parent-style-name="Standard">
      <style:paragraph-properties fo:line-height="115%"/>
      <style:text-properties style:font-name="FreeSans" fo:font-size="14pt" fo:letter-spacing="0.035cm" officeooo:rsid="007ead8b" officeooo:paragraph-rsid="007ead8b" style:font-size-asian="14pt" style:font-size-complex="14pt"/>
    </style:style>
    <style:style style:name="P38" style:family="paragraph" style:parent-style-name="Standard">
      <style:paragraph-properties fo:line-height="115%"/>
      <style:text-properties style:font-name="FreeSans" fo:font-size="14pt" fo:letter-spacing="0.035cm" officeooo:rsid="00809ab9" officeooo:paragraph-rsid="00809ab9" style:font-size-asian="14pt" style:font-size-complex="14pt"/>
    </style:style>
    <style:style style:name="P39" style:family="paragraph" style:parent-style-name="Standard">
      <style:paragraph-properties fo:line-height="115%"/>
      <style:text-properties style:font-name="FreeSans" fo:font-size="14pt" fo:letter-spacing="0.035cm" officeooo:rsid="00813ccd" officeooo:paragraph-rsid="00813ccd" style:font-size-asian="14pt" style:font-size-complex="14pt"/>
    </style:style>
    <style:style style:name="P40" style:family="paragraph" style:parent-style-name="Standard">
      <style:paragraph-properties fo:line-height="115%"/>
      <style:text-properties style:font-name="FreeSans" fo:font-size="14pt" fo:letter-spacing="0.035cm" officeooo:rsid="00813ccd" officeooo:paragraph-rsid="0082831d" style:font-size-asian="14pt" style:font-size-complex="14pt"/>
    </style:style>
    <style:style style:name="P41" style:family="paragraph" style:parent-style-name="Standard">
      <style:paragraph-properties fo:line-height="115%"/>
      <style:text-properties style:font-name="FreeSans" fo:font-size="14pt" fo:letter-spacing="0.035cm" officeooo:rsid="0082a0c0" officeooo:paragraph-rsid="0082a0c0" style:font-size-asian="14pt" style:font-size-complex="14pt"/>
    </style:style>
    <style:style style:name="P42" style:family="paragraph" style:parent-style-name="Standard">
      <style:paragraph-properties fo:line-height="115%"/>
      <style:text-properties style:font-name="FreeSans" fo:font-size="14pt" fo:letter-spacing="0.035cm" officeooo:rsid="0086369b" officeooo:paragraph-rsid="0086369b" style:font-size-asian="14pt" style:font-size-complex="14pt"/>
    </style:style>
    <style:style style:name="P43" style:family="paragraph" style:parent-style-name="Standard">
      <style:paragraph-properties fo:line-height="115%"/>
      <style:text-properties style:font-name="FreeSans" fo:font-size="14pt" fo:letter-spacing="0.035cm" officeooo:rsid="0088a64c" officeooo:paragraph-rsid="0088a64c" style:font-size-asian="14pt" style:font-size-complex="14pt"/>
    </style:style>
    <style:style style:name="P44" style:family="paragraph" style:parent-style-name="Standard">
      <style:paragraph-properties fo:line-height="115%"/>
      <style:text-properties style:font-name="FreeSans" fo:font-size="14pt" fo:letter-spacing="0.035cm" officeooo:rsid="0082831d" officeooo:paragraph-rsid="0082831d" style:font-size-asian="14pt" style:font-size-complex="14pt"/>
    </style:style>
    <style:style style:name="P45" style:family="paragraph" style:parent-style-name="Standard">
      <style:paragraph-properties fo:line-height="115%"/>
      <style:text-properties style:font-name="FreeSans" fo:font-size="14pt" fo:letter-spacing="0.035cm" officeooo:rsid="00664204" officeooo:paragraph-rsid="00664204" style:font-size-asian="14pt" style:font-size-complex="14pt"/>
    </style:style>
    <style:style style:name="P46" style:family="paragraph" style:parent-style-name="Standard">
      <style:paragraph-properties fo:line-height="115%"/>
      <style:text-properties style:font-name="FreeSans" fo:font-size="14pt" fo:letter-spacing="0.035cm" fo:font-weight="normal" officeooo:rsid="0057a281" officeooo:paragraph-rsid="0057a281" style:font-size-asian="14pt" style:font-weight-asian="normal" style:font-size-complex="14pt" style:font-weight-complex="normal"/>
    </style:style>
    <style:style style:name="P47" style:family="paragraph" style:parent-style-name="Standard">
      <style:paragraph-properties fo:line-height="200%" fo:text-align="center" style:justify-single-word="false"/>
      <style:text-properties fo:letter-spacing="0.035cm" officeooo:rsid="0017e0f6" officeooo:paragraph-rsid="009189c5"/>
    </style:style>
    <style:style style:name="P48"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5c773" officeooo:paragraph-rsid="0035c773" style:font-size-asian="16pt" style:font-style-asian="italic" style:font-weight-asian="bold" style:font-size-complex="16pt" style:font-style-complex="italic" style:font-weight-complex="bold"/>
    </style:style>
    <style:style style:name="P49"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8be94" officeooo:paragraph-rsid="0038be94" style:font-size-asian="16pt" style:font-style-asian="italic" style:font-weight-asian="bold" style:font-size-complex="16pt" style:font-style-complex="italic" style:font-weight-complex="bold"/>
    </style:style>
    <style:style style:name="P50"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93196" officeooo:paragraph-rsid="00393196" style:font-size-asian="16pt" style:font-style-asian="italic" style:font-weight-asian="bold" style:font-size-complex="16pt" style:font-style-complex="italic" style:font-weight-complex="bold"/>
    </style:style>
    <style:style style:name="P51"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7fbbb3" officeooo:paragraph-rsid="007fbbb3" style:font-size-asian="16pt" style:font-style-asian="italic" style:font-weight-asian="bold" style:font-size-complex="16pt" style:font-style-complex="italic" style:font-weight-complex="bold"/>
    </style:style>
    <style:style style:name="P52"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8aefd1" officeooo:paragraph-rsid="008aefd1" style:font-size-asian="16pt" style:font-style-asian="italic" style:font-weight-asian="bold" style:font-size-complex="16pt" style:font-style-complex="italic" style:font-weight-complex="bold"/>
    </style:style>
    <style:style style:name="P53"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a10f1" officeooo:paragraph-rsid="003a10f1" style:font-size-asian="16pt" style:font-style-asian="italic" style:font-weight-asian="bold" style:font-size-complex="16pt" style:font-style-complex="italic" style:font-weight-complex="bold"/>
    </style:style>
    <style:style style:name="P54"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9189c5" style:font-size-asian="17.5pt" style:font-style-asian="italic" style:font-weight-asian="normal" style:font-size-complex="20pt" style:font-style-complex="italic" style:font-weight-complex="normal"/>
    </style:style>
    <style:style style:name="P55"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5b360f" officeooo:paragraph-rsid="009189c5" style:font-size-asian="40pt" style:font-style-asian="italic" style:font-weight-asian="bold" style:font-size-complex="40pt" style:font-style-complex="italic"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6b57e" officeooo:paragraph-rsid="0036b57e"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6d966" officeooo:paragraph-rsid="0036d966"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89fa8" officeooo:paragraph-rsid="00389fa8"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93196" officeooo:paragraph-rsid="00393196"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93196" officeooo:paragraph-rsid="007ead8b" style:font-size-asian="13.1000003814697pt" style:font-weight-asian="bold" style:font-size-complex="15pt" style:font-weight-complex="bold"/>
    </style:style>
    <style:style style:name="P61" style:family="paragraph" style:parent-style-name="Standard">
      <style:paragraph-properties fo:line-height="115%"/>
      <style:text-properties fo:color="#405e01" style:font-name="FreeSans" fo:font-size="15pt" fo:letter-spacing="0.035cm" fo:font-weight="bold" officeooo:rsid="003bdc34" officeooo:paragraph-rsid="003bdc34"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 fo:font-size="15pt" fo:letter-spacing="0.035cm" fo:font-weight="bold" officeooo:rsid="0038be94" officeooo:paragraph-rsid="0038be94" style:font-size-asian="13.1000003814697pt" style:font-weight-asian="bold" style:font-size-complex="15pt" style:font-weight-complex="bold"/>
    </style:style>
    <style:style style:name="P63" style:family="paragraph" style:parent-style-name="Standard">
      <style:paragraph-properties fo:line-height="150%"/>
      <style:text-properties fo:color="#405e01" style:font-name="FreeSans" fo:font-size="15pt" fo:letter-spacing="0.035cm" fo:font-style="italic" fo:text-shadow="none" style:text-underline-style="none" fo:font-weight="bold" officeooo:rsid="00393196" officeooo:paragraph-rsid="003a10f1" style:font-size-asian="13.1000003814697pt" style:font-style-asian="italic" style:font-weight-asian="bold" style:font-size-complex="15pt" style:font-style-complex="italic" style:font-weight-complex="bold"/>
    </style:style>
    <style:style style:name="P64"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8755dd" officeooo:paragraph-rsid="008755dd" style:font-size-asian="13.1000003814697pt" style:font-style-asian="normal" style:font-weight-asian="bold" style:font-size-complex="15pt" style:font-style-complex="normal" style:font-weight-complex="bold"/>
    </style:style>
    <style:style style:name="P65"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393196" officeooo:paragraph-rsid="007fbbb3" style:font-size-asian="13.1000003814697pt" style:font-style-asian="normal" style:font-weight-asian="bold" style:font-size-complex="15pt" style:font-style-complex="normal" style:font-weight-complex="bold"/>
    </style:style>
    <style:style style:name="P66" style:family="paragraph" style:parent-style-name="Standard">
      <style:paragraph-properties fo:line-height="150%"/>
      <style:text-properties fo:color="#8eb015" style:font-name="FreeSans" fo:font-size="15pt" fo:letter-spacing="0.035cm" fo:font-style="normal" fo:text-shadow="none" style:text-underline-style="none" fo:font-weight="bold" officeooo:rsid="0086369b" officeooo:paragraph-rsid="0086369b" style:font-size-asian="13.1000003814697pt" style:font-style-asian="normal" style:font-weight-asian="bold" style:font-size-complex="15pt" style:font-style-complex="normal" style:font-weight-complex="bold"/>
    </style:style>
    <style:style style:name="P67"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8"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69" style:family="paragraph" style:parent-style-name="Table_20_Contents">
      <style:text-properties fo:color="#2c3756" style:font-name="FreeSans" fo:font-size="12pt" officeooo:rsid="00730f93" officeooo:paragraph-rsid="0091e1eb" style:font-size-asian="12pt" style:font-size-complex="12pt"/>
    </style:style>
    <style:style style:name="P70" style:family="paragraph" style:parent-style-name="Table_20_Contents">
      <style:text-properties fo:color="#2c3756" style:font-name="FreeSans" fo:font-size="12pt" officeooo:rsid="00748399" officeooo:paragraph-rsid="0091e1eb" style:font-size-asian="12pt" style:font-size-complex="12pt"/>
    </style:style>
    <style:style style:name="P71" style:family="paragraph" style:parent-style-name="Table_20_Contents">
      <style:text-properties fo:color="#2c3756" style:font-name="FreeSans" fo:font-size="12pt" officeooo:rsid="0076f36a" officeooo:paragraph-rsid="0091e1eb" style:font-size-asian="12pt" style:font-size-complex="12pt"/>
    </style:style>
    <style:style style:name="P72" style:family="paragraph" style:parent-style-name="Table_20_Contents">
      <style:text-properties fo:color="#2c3756" style:font-name="FreeSans" fo:font-size="12pt" fo:font-weight="bold" officeooo:rsid="00748399" officeooo:paragraph-rsid="0091e1eb" style:font-size-asian="12pt" style:font-weight-asian="bold" style:font-size-complex="12pt" style:font-weight-complex="bold"/>
    </style:style>
    <style:style style:name="P73" style:family="paragraph" style:parent-style-name="Table_20_Contents">
      <style:text-properties fo:color="#2c3756" style:font-name="FreeSans" fo:font-size="12pt" fo:font-weight="bold" officeooo:rsid="0076f36a" officeooo:paragraph-rsid="0091e1eb" style:font-size-asian="12pt" style:font-weight-asian="bold" style:font-size-complex="12pt" style:font-weight-complex="bold"/>
    </style:style>
    <style:style style:name="P74" style:family="paragraph" style:parent-style-name="Table_20_Contents">
      <style:text-properties fo:color="#2c3756" style:font-name="FreeSans" fo:font-size="12pt" fo:font-style="italic" officeooo:rsid="0076f36a" officeooo:paragraph-rsid="0091e1eb" style:font-size-asian="12pt" style:font-style-asian="italic" style:font-size-complex="12pt" style:font-style-complex="italic"/>
    </style:style>
    <style:style style:name="P75" style:family="paragraph" style:parent-style-name="Table_20_Contents">
      <style:paragraph-properties fo:text-align="end" style:justify-single-word="false"/>
      <style:text-properties fo:color="#405e01" style:font-name="FreeSans" fo:font-size="12pt" fo:font-style="italic" officeooo:rsid="00748399" officeooo:paragraph-rsid="0091e1eb" style:font-size-asian="12pt" style:font-style-asian="italic" style:font-size-complex="12pt" style:font-style-complex="italic"/>
    </style:style>
    <style:style style:name="P76" style:family="paragraph" style:parent-style-name="Table_20_Contents">
      <style:paragraph-properties fo:text-align="end" style:justify-single-word="false"/>
      <style:text-properties fo:color="#405e01" style:font-name="FreeSans" fo:font-size="12pt" fo:font-style="italic" officeooo:rsid="0075054a" officeooo:paragraph-rsid="0091e1eb" style:font-size-asian="12pt" style:font-style-asian="italic" style:font-size-complex="12pt" style:font-style-complex="italic"/>
    </style:style>
    <style:style style:name="P77" style:family="paragraph" style:parent-style-name="Table_20_Contents">
      <style:paragraph-properties fo:text-align="end" style:justify-single-word="false"/>
      <style:text-properties fo:color="#405e01" style:font-name="FreeSans" fo:font-size="12pt" fo:font-style="italic" officeooo:rsid="0076f36a" officeooo:paragraph-rsid="0091e1eb" style:font-size-asian="12pt" style:font-style-asian="italic" style:font-size-complex="12pt" style:font-style-complex="italic"/>
    </style:style>
    <style:style style:name="P78" style:family="paragraph" style:parent-style-name="Standard" style:list-style-name="L1">
      <style:paragraph-properties fo:line-height="115%"/>
      <style:text-properties style:font-name="FreeSans" fo:font-size="14pt" fo:letter-spacing="0.035cm" officeooo:rsid="00627db4" officeooo:paragraph-rsid="00627db4" style:font-size-asian="14pt" style:font-size-complex="14pt"/>
    </style:style>
    <style:style style:name="P79" style:family="paragraph" style:parent-style-name="Standard" style:list-style-name="L2">
      <style:paragraph-properties fo:line-height="115%"/>
      <style:text-properties style:font-name="FreeSans" fo:font-size="14pt" fo:letter-spacing="0.035cm" officeooo:rsid="0046f3a6" officeooo:paragraph-rsid="0046f3a6" style:font-size-asian="14pt" style:font-size-complex="14pt"/>
    </style:style>
    <style:style style:name="P80" style:family="paragraph" style:parent-style-name="Standard" style:list-style-name="L2">
      <style:paragraph-properties fo:line-height="115%"/>
      <style:text-properties style:font-name="FreeSans" fo:font-size="14pt" fo:letter-spacing="0.035cm" officeooo:rsid="004f6a3e" officeooo:paragraph-rsid="004f6a3e" style:font-size-asian="14pt" style:font-size-complex="14pt"/>
    </style:style>
    <style:style style:name="P81" style:family="paragraph" style:parent-style-name="Standard" style:list-style-name="L2">
      <style:paragraph-properties fo:line-height="115%"/>
      <style:text-properties style:font-name="FreeSans" fo:font-size="14pt" fo:letter-spacing="0.035cm" officeooo:rsid="006efae8" officeooo:paragraph-rsid="006efae8" style:font-size-asian="14pt" style:font-size-complex="14pt"/>
    </style:style>
    <style:style style:name="P82"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83" style:family="paragraph" style:parent-style-name="Standard" style:list-style-name="L3">
      <style:paragraph-properties fo:line-height="115%"/>
      <style:text-properties officeooo:paragraph-rsid="0074c3c3"/>
    </style:style>
    <style:style style:name="P84" style:family="paragraph" style:parent-style-name="Standard" style:list-style-name="L4">
      <style:paragraph-properties fo:line-height="150%"/>
      <style:text-properties fo:color="#000000" style:font-name="FreeSans" fo:font-size="16pt" fo:letter-spacing="0.035cm" fo:font-style="normal" fo:text-shadow="none" style:text-underline-style="none" fo:font-weight="normal" officeooo:rsid="008aefd1" officeooo:paragraph-rsid="008aefd1" style:font-size-asian="16pt" style:font-style-asian="normal" style:font-weight-asian="normal" style:font-size-complex="16pt" style:font-style-complex="normal" style:font-weight-complex="normal"/>
    </style:style>
    <style:style style:name="P85" style:family="paragraph" style:parent-style-name="Standard">
      <style:paragraph-properties fo:line-height="115%" fo:break-before="page"/>
      <style:text-properties fo:color="#2c3756" style:font-name="Lora" fo:font-size="25pt" fo:letter-spacing="0.035cm" fo:font-style="italic" officeooo:rsid="0034bd73" officeooo:paragraph-rsid="0091e1eb" style:font-size-asian="25pt" style:font-style-asian="italic" style:font-size-complex="25pt" style:font-style-complex="italic"/>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loext:graphic-properties draw:fill-color="#2c3756"/>
    </style:style>
    <style:style style:name="P8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0" style:family="paragraph">
      <style:paragraph-properties fo:line-height="150%"/>
    </style:style>
    <style:style style:name="P9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cd2d1"/>
    </style:style>
    <style:style style:name="T2" style:family="text">
      <style:text-properties officeooo:rsid="005b83f2"/>
    </style:style>
    <style:style style:name="T3" style:family="text">
      <style:text-properties officeooo:rsid="008e64a3"/>
    </style:style>
    <style:style style:name="T4" style:family="text">
      <style:text-properties officeooo:rsid="005ca0a3"/>
    </style:style>
    <style:style style:name="T5" style:family="text">
      <style:text-properties officeooo:rsid="008d388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2a61b8"/>
    </style:style>
    <style:style style:name="T9" style:family="text">
      <style:text-properties officeooo:rsid="00312f65"/>
    </style:style>
    <style:style style:name="T10" style:family="text">
      <style:text-properties officeooo:rsid="003a10f1"/>
    </style:style>
    <style:style style:name="T11" style:family="text">
      <style:text-properties officeooo:rsid="003bd4c7"/>
    </style:style>
    <style:style style:name="T12" style:family="text">
      <style:text-properties fo:color="#405e01" fo:font-size="15pt" fo:font-weight="bold" style:font-size-asian="13.1000003814697pt" style:font-weight-asian="bold" style:font-size-complex="15pt" style:font-weight-complex="bold"/>
    </style:style>
    <style:style style:name="T13" style:family="text">
      <style:text-properties fo:color="#405e01" fo:font-size="15pt" fo:font-weight="bold" officeooo:rsid="0036b57e" style:font-size-asian="13.1000003814697pt" style:font-weight-asian="bold" style:font-size-complex="15pt" style:font-weight-complex="bold"/>
    </style:style>
    <style:style style:name="T14" style:family="text">
      <style:text-properties style:text-underline-style="none"/>
    </style:style>
    <style:style style:name="T15" style:family="text">
      <style:text-properties style:text-underline-style="none" officeooo:rsid="003cd8f3"/>
    </style:style>
    <style:style style:name="T16" style:family="text">
      <style:text-properties style:text-underline-style="none" officeooo:rsid="00410f4c"/>
    </style:style>
    <style:style style:name="T17" style:family="text">
      <style:text-properties style:text-underline-style="none" officeooo:rsid="0053d74a"/>
    </style:style>
    <style:style style:name="T18" style:family="text">
      <style:text-properties style:text-underline-style="none" officeooo:rsid="00784ad6"/>
    </style:style>
    <style:style style:name="T19" style:family="text">
      <style:text-properties style:text-underline-style="none" officeooo:rsid="00795b50"/>
    </style:style>
    <style:style style:name="T20" style:family="text">
      <style:text-properties style:text-underline-style="none" officeooo:rsid="007b1aca"/>
    </style:style>
    <style:style style:name="T21" style:family="text">
      <style:text-properties officeooo:rsid="004c9a5b"/>
    </style:style>
    <style:style style:name="T22" style:family="text">
      <style:text-properties fo:font-style="italic" fo:font-weight="bold" officeooo:rsid="0057a281"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officeooo:rsid="0053e68f"/>
    </style:style>
    <style:style style:name="T26" style:family="text">
      <style:text-properties officeooo:rsid="0058af50"/>
    </style:style>
    <style:style style:name="T27" style:family="text">
      <style:text-properties officeooo:rsid="0060785b"/>
    </style:style>
    <style:style style:name="T28" style:family="text">
      <style:text-properties officeooo:rsid="00616bdb"/>
    </style:style>
    <style:style style:name="T29" style:family="text">
      <style:text-properties officeooo:rsid="0062332a"/>
    </style:style>
    <style:style style:name="T30" style:family="text">
      <style:text-properties officeooo:rsid="00627db4"/>
    </style:style>
    <style:style style:name="T31" style:family="text">
      <style:text-properties officeooo:rsid="00643ad3"/>
    </style:style>
    <style:style style:name="T32" style:family="text">
      <style:text-properties officeooo:rsid="00693a4d"/>
    </style:style>
    <style:style style:name="T33" style:family="text">
      <style:text-properties officeooo:rsid="006b52ce"/>
    </style:style>
    <style:style style:name="T34" style:family="text">
      <style:text-properties officeooo:rsid="0074c3c3"/>
    </style:style>
    <style:style style:name="T35" style:family="text">
      <style:text-properties style:font-name="FreeSans" fo:font-size="14pt" fo:letter-spacing="0.035cm" officeooo:rsid="007132a2" style:font-size-asian="14pt" style:font-size-complex="14pt"/>
    </style:style>
    <style:style style:name="T36" style:family="text">
      <style:text-properties style:font-name="FreeSans" fo:font-size="14pt" fo:letter-spacing="0.035cm" officeooo:rsid="00413739" style:font-size-asian="14pt" style:font-size-complex="14pt"/>
    </style:style>
    <style:style style:name="T37" style:family="text">
      <style:text-properties style:font-name="FreeSans" fo:font-size="14pt" fo:letter-spacing="0.035cm" officeooo:rsid="0074c3c3" style:font-size-asian="14pt" style:font-size-complex="14pt"/>
    </style:style>
    <style:style style:name="T38" style:family="text">
      <style:text-properties officeooo:rsid="00762d74"/>
    </style:style>
    <style:style style:name="T39" style:family="text">
      <style:text-properties officeooo:rsid="007e5e2d"/>
    </style:style>
    <style:style style:name="T40" style:family="text">
      <style:text-properties officeooo:rsid="007ead8b"/>
    </style:style>
    <style:style style:name="T41" style:family="text">
      <style:text-properties officeooo:rsid="0082a0c0"/>
    </style:style>
    <style:style style:name="T42" style:family="text">
      <style:text-properties officeooo:rsid="0084bbd9"/>
    </style:style>
    <style:style style:name="T43" style:family="text">
      <style:text-properties officeooo:rsid="008755dd"/>
    </style:style>
    <style:style style:name="T44" style:family="text">
      <style:text-properties officeooo:rsid="008c70e1"/>
    </style:style>
    <style:style style:name="T45" style:family="text">
      <style:text-properties officeooo:rsid="0090c9ef"/>
    </style:style>
    <style:style style:name="T46" style:family="text">
      <style:text-properties officeooo:rsid="008ce2d4"/>
    </style:style>
    <style:style style:name="T47" style:family="text">
      <style:text-properties officeooo:rsid="0075054a"/>
    </style:style>
    <style:style style:name="T48" style:family="text">
      <style:text-properties officeooo:rsid="0076f36a"/>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8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3" draw:name="Shape2" draw:style-name="gr4" draw:text-style-name="P8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5">Estudio de factibilidad</text:p>
      <text:p text:style-name="P47"><draw:frame draw:style-name="fr2" draw:name="Image1" text:anchor-type="as-char" svg:width="14.6cm" svg:height="6.6cm" draw:z-index="15"><draw:image xlink:href="Pictures/1000020100000226000000FA9C3F27F97A3CB667.png" xlink:type="simple" xlink:show="embed" xlink:actuate="onLoad" loext:mime-type="image/png"/></draw:frame></text:p>
      <text:p text:style-name="P54"><text:span text:style-name="T46">Proyecto </text:span><text:span text:style-name="T7">Colibrí</text:span></text:p>
      <text:p text:style-name="P11"/>
      <text:p text:style-name="P13">Asignatura</text:p>
      <text:p text:style-name="P11">Laboratorio de desarrollo de software</text:p>
      <text:p text:style-name="P11"/>
      <text:p text:style-name="P13">Autor</text:p>
      <text:p text:style-name="P12">Cinthia Lima <text:span text:style-name="T5">y </text:span>Ariel Machini</text:p>
      <text:p text:style-name="P11"/>
      <text:p text:style-name="P13">Fecha de redacción</text:p>
      <text:p text:style-name="P11"><text:span text:style-name="T9">05</text:span>/<text:span text:style-name="T9">09</text:span>/<text:span text:style-name="T9">2017</text:span></text:p>
      <text:p text:style-name="P67"><draw:custom-shape text:anchor-type="paragraph" draw:z-index="1" draw:name="Shape1" draw:style-name="gr2" draw:text-style-name="P8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91" svg:width="6.501cm" svg:height="18.5cm" svg:x="0.499cm" svg:y="0.75cm"><draw:text-box><text:p text:style-name="P90"><text:span text:style-name="T51">El desarrollo de un estudio de factibilidad consta en ver si la realización del proyecto software en cuestión es realizable y acompaña los objetivos de la organización donde se planea implementarlo, para realizar dicho estudio se debe analizar la situación de la organización como así todos sus recursos disponibles.</text:span></text:p></draw:text-box></draw:frame></text:p>
      <text:p text:style-name="P68">Índice</text:p>
      <text:p text:style-name="P82"/>
      <table:table table:name="Table1" table:style-name="Table1">
        <table:table-column table:style-name="Table1.A" table:number-columns-repeated="2"/>
        <table:table-row>
          <table:table-cell table:style-name="Table1.A1" office:value-type="string">
            <text:p text:style-name="P69">Introducción<office:annotation><dc:creator>Ariel Machini</dc:creator><dc:date>2017-09-19T20:29:34.198340525</dc:date><loext:sender-initials>AMNM</loext:sender-initials><text:p text:style-name="P87"><text:span text:style-name="T50">Por determinar.</text:span></text:p></office:annotation></text:p>
          </table:table-cell>
          <table:table-cell table:style-name="Table1.A1" office:value-type="string">
            <text:p text:style-name="P75">Página 4</text:p>
          </table:table-cell>
        </table:table-row>
        <table:table-row>
          <table:table-cell table:style-name="Table1.A1" office:value-type="string">
            <text:p text:style-name="P70">Alcance del proyecto</text:p>
          </table:table-cell>
          <table:table-cell table:style-name="Table1.A1" office:value-type="string">
            <text:p text:style-name="P75">Página 4</text:p>
          </table:table-cell>
        </table:table-row>
        <table:table-row>
          <table:table-cell table:style-name="Table1.A1" office:value-type="string">
            <text:p text:style-name="P70">Entregables del proyecto</text:p>
          </table:table-cell>
          <table:table-cell table:style-name="Table1.A1" office:value-type="string">
            <text:p text:style-name="P75">Página 4 y 5</text:p>
          </table:table-cell>
        </table:table-row>
        <table:table-row>
          <table:table-cell table:style-name="Table1.A1" office:value-type="string">
            <text:p text:style-name="P70">Estrategia de evolución del plan</text:p>
          </table:table-cell>
          <table:table-cell table:style-name="Table1.A1" office:value-type="string">
            <text:p text:style-name="P75">Página 5</text:p>
          </table:table-cell>
        </table:table-row>
        <table:table-row>
          <table:table-cell table:style-name="Table1.A1" office:value-type="string">
            <text:p text:style-name="P72">Organización <text:span text:style-name="T47">del proyecto</text:span></text:p>
          </table:table-cell>
          <table:table-cell table:style-name="Table1.A1" office:value-type="string">
            <text:p text:style-name="P76">Página 5</text:p>
          </table:table-cell>
        </table:table-row>
        <table:table-row>
          <table:table-cell table:style-name="Table1.A1" office:value-type="string">
            <text:p text:style-name="P70"><text:s text:c="4"/><text:span text:style-name="T47">Modelo de proceso</text:span></text:p>
          </table:table-cell>
          <table:table-cell table:style-name="Table1.A1" office:value-type="string">
            <text:p text:style-name="P76">Página 5 y 6</text:p>
          </table:table-cell>
        </table:table-row>
        <table:table-row>
          <table:table-cell table:style-name="Table1.A1" office:value-type="string">
            <text:p text:style-name="P70"><text:s text:c="4"/><text:span text:style-name="T48">Responsables</text:span></text:p>
          </table:table-cell>
          <table:table-cell table:style-name="Table1.A1" office:value-type="string">
            <text:p text:style-name="P77">Página 6 y 7</text:p>
          </table:table-cell>
        </table:table-row>
        <table:table-row>
          <table:table-cell table:style-name="Table1.A1" office:value-type="string">
            <text:p text:style-name="P73">Proceso de gestión</text:p>
          </table:table-cell>
          <table:table-cell table:style-name="Table1.A1" office:value-type="string">
            <text:p text:style-name="P77">Página 7</text:p>
          </table:table-cell>
        </table:table-row>
        <table:table-row>
          <table:table-cell table:style-name="Table1.A1" office:value-type="string">
            <text:p text:style-name="P71"><text:s text:c="4"/>Objetivos y prioridades de gestión</text:p>
          </table:table-cell>
          <table:table-cell table:style-name="Table1.A1" office:value-type="string">
            <text:p text:style-name="P77">Página 7 y 8</text:p>
          </table:table-cell>
        </table:table-row>
        <table:table-row>
          <table:table-cell table:style-name="Table1.A1" office:value-type="string">
            <text:p text:style-name="P71"><text:s text:c="4"/>Condiciones asumidas, dependencias y<text:line-break/> <text:s text:c="3"/>restricciones</text:p>
          </table:table-cell>
          <table:table-cell table:style-name="Table1.A1" office:value-type="string">
            <text:p text:style-name="P77">Página 8</text:p>
          </table:table-cell>
        </table:table-row>
        <table:table-row>
          <table:table-cell table:style-name="Table1.A1" office:value-type="string">
            <text:p text:style-name="P71"><text:s text:c="4"/>Gestión de riesgos</text:p>
          </table:table-cell>
          <table:table-cell table:style-name="Table1.A1" office:value-type="string">
            <text:p text:style-name="P77">Página 8</text:p>
          </table:table-cell>
        </table:table-row>
        <table:table-row>
          <table:table-cell table:style-name="Table1.A1" office:value-type="string">
            <text:p text:style-name="P74">Anexos</text:p>
          </table:table-cell>
          <table:table-cell table:style-name="Table1.A1" office:value-type="string">
            <text:p text:style-name="P77">Página 8</text:p>
          </table:table-cell>
        </table:table-row>
      </table:table>
      <text:p text:style-name="P85">Estudio de <text:span text:style-name="T10">f</text:span>actibilidad</text:p>
      <text:p text:style-name="P61"/>
      <text:p text:style-name="P20"><text:span text:style-name="T13">R</text:span><text:span text:style-name="T12">econocimiento general del sistema</text:span></text:p>
      <text:p text:style-name="P21"><text:span text:style-name="T14">Nuestro proyecto </text:span><text:span text:style-name="T16">busca digitalizar un proceso</text:span><text:span text:style-name="T14">. </text:span><text:span text:style-name="T15">El problema que busca solucionar es la falta de optimización </text:span><text:span text:style-name="T16">en el </text:span><text:span text:style-name="T15">proceso de solicitudes </text:span><text:span text:style-name="T16">desde usuarios </text:span><text:span text:style-name="T15">h</text:span><text:span text:style-name="T17">acia diversas áreas de la </text:span><text:span text:style-name="T20">U</text:span><text:span text:style-name="T17">nidad </text:span><text:span text:style-name="T20">A</text:span><text:span text:style-name="T17">cadémica de Río Gallegos </text:span><text:span text:style-name="T18">(UARG)</text:span><text:span text:style-name="T17"> </text:span><text:span text:style-name="T18">de la Universidad </text:span><text:span text:style-name="T19">Nacional </text:span><text:span text:style-name="T18">de la Patagonia Austral (UNPA)</text:span><text:span text:style-name="T16">, cubriendo tanto las solicitudes ya existentes como las que se quisieran introducir en un futuro</text:span><text:span text:style-name="T15">.</text:span></text:p>
      <text:p text:style-name="P30">El proyecto busca cubrir dos necesidades: la primera la de la falta de una herramienta digital para el rellenado de formularios, y la segunda la falta de otra herramienta para la creación de formularios para luego compartirlos con los usuarios correspondientes.</text:p>
      <text:p text:style-name="P30"/>
      <text:p text:style-name="P48">Justificación del Proyecto</text:p>
      <text:p text:style-name="P56">Título del <text:span text:style-name="T11">p</text:span>royecto</text:p>
      <text:p text:style-name="P27">El título del proyecto es <text:span text:style-name="T22">Colibrí</text:span><text:span text:style-name="T24">.</text:span></text:p>
      <text:p text:style-name="Standard"/>
      <text:p text:style-name="P57">Planteamiento del problema o necesidad</text:p>
      <text:p text:style-name="P22">Falta de digitalización en el proceso de realización <text:span text:style-name="T28">y creación </text:span>de solicitudes <text:span text:style-name="T25">a diversas áreas de la UARG</text:span>. Esto implica que los usuarios tienen que rellenarlas a mano y entregarlas presencialmente en <text:span text:style-name="T27">la mayoría de</text:span> los casos. <text:span text:style-name="T27">Esto puede traer algunos problemas aparejados, como que a</text:span> veces no se entienda la letra del solicitante (ambigüedad). <text:span text:style-name="T28">Por otro lado no existe actualmente una herramienta que permita crear formularios y compartirlos en el instantes para que pueda estar disponible para el público que corresponde. </text:span></text:p>
      <text:p text:style-name="P14"><text:soft-page-break/></text:p>
      <text:p text:style-name="P58">Justificación del proyecto</text:p>
      <text:p text:style-name="P23">Se considera que el proyecto va a facilitar el proceso considerablemente. </text:p>
      <text:p text:style-name="P23"><text:span text:style-name="T28">Por un lado, e</text:span>l usuario solicitante tendrá la posibilidad de hacer solicitudes (de acuerdo a su perfil) a través de la aplicación y enviarlos (o guardarlos para su posterior impresión en ciertos casos) con <text:span text:style-name="T28">un lapso de tiempo corto</text:span>.</text:p>
      <text:p text:style-name="P30">En cuanto a la creación de formularios, la aplicación va a brindar una herramienta para que se puedan crear los formularios de manera fácil, rápida y con una interfaz lo suficientemente cómoda para el usuario. Esta herramienta va a ahorrar tiempo, ya que una vez creado el formulario se va a a poder especificar para que usuarios va a estar disponible, cumple 2 tareas al mismo tiempo: creación y difusión. <text:span text:style-name="T29">También va a reducir la enorme cantidad de hojas que se utilizan actualmente para presentar diferentes solicitudes</text:span></text:p>
      <text:p text:style-name="P31">Entonces este proyecto va a generar un <text:span text:style-name="T30">única</text:span> soluc<text:span text:style-name="T30">ión móvil y web para el completado y creación de diferentes formularios. Con la cual se podrá ahorrar:</text:span></text:p>
      <text:list xml:id="list2950644510" text:style-name="L1">
        <text:list-item>
          <text:p text:style-name="P78"><text:span text:style-name="T23">Tiempo</text:span>: el tiempo que lleva crear los formularios, imprimir una cierta cantidad de copias, y que los usuarios lo rellenen manualmente.</text:p>
        </text:list-item>
        <text:list-item>
          <text:p text:style-name="P78"><text:span text:style-name="T23">Costos</text:span>: <text:span text:style-name="T31">el dinero que se gasta con todas las hojas necesarias para la impresión de cada formulario. Con nuestra aplicación ese costo se va a reducir notablemente.</text:span></text:p>
        </text:list-item>
        <text:list-item>
          <text:p text:style-name="P78"><text:span text:style-name="T23">Difusión</text:span>: <text:span text:style-name="T31">como en la creación de formularios también hay que especificar para quien esta destinado es formulario, la difusión de disponibilidad del mismo se hace por sí sola. No hace falta de alguien que promocione que existe un nuevo </text:span><text:soft-page-break/><text:span text:style-name="T31">formulario o que se modifico alguno. El formulario aparecerá de manera automática en la aplicación del usuario.</text:span></text:p>
        </text:list-item>
      </text:list>
      <text:p text:style-name="P31"/>
      <text:p text:style-name="P62">Descripción del proyecto</text:p>
      <text:p text:style-name="P46">El proyecto tendrá <text:span text:style-name="T26">diferentes beneficiarios, costes asociados y también componentes.</text:span></text:p>
      <text:p text:style-name="P29"><text:span text:style-name="T6">Beneficiarios:</text:span> <text:span text:style-name="T25">P</text:span>arte de la comunidad de universitaria, la cu<text:span text:style-name="T25">a</text:span>l incluye docentes, no docentes, personal de administración y hacienda. <text:span text:style-name="T26">El beneficio radica en que el sistema facilitará la tarea de realizar y crear solicitudes mediante la aplicación de manera rápida, sencilla y fácil.</text:span></text:p>
      <text:p text:style-name="P25"><text:span text:style-name="T6">Costo:</text:span> <text:span text:style-name="T25">El costo en tiempo se prevee que va a ser elevado. Mientras que el costo monetario:</text:span></text:p>
      <text:p text:style-name="P25"/>
      <table:table table:name="Tabla1" table:style-name="Tabla1">
        <table:table-column table:style-name="Tabla1.A"/>
        <table:table-column table:style-name="Tabla1.B"/>
        <table:table-row>
          <table:table-cell table:style-name="Tabla1.A1" office:value-type="string">
            <text:p text:style-name="P9">Cargo</text:p>
          </table:table-cell>
          <table:table-cell table:style-name="Tabla1.B1" office:value-type="string">
            <text:p text:style-name="P9">Pesos Argentinos</text:p>
          </table:table-cell>
        </table:table-row>
        <table:table-row>
          <table:table-cell table:style-name="Tabla1.A2" office:value-type="string">
            <text:p text:style-name="P8">Analista de sistemas</text:p>
          </table:table-cell>
          <table:table-cell table:style-name="Tabla1.B2" office:value-type="string">
            <text:p text:style-name="P8">596,77$ por día</text:p>
          </table:table-cell>
        </table:table-row>
        <table:table-row>
          <table:table-cell table:style-name="Tabla1.A2" office:value-type="string">
            <text:p text:style-name="P8">Programador de Apps móviles y web</text:p>
          </table:table-cell>
          <table:table-cell table:style-name="Tabla1.B2" office:value-type="string">
            <text:p text:style-name="P8">483,87 por día</text:p>
          </table:table-cell>
        </table:table-row>
      </table:table>
      <text:p text:style-name="P45"/>
      <text:p text:style-name="P25"><text:span text:style-name="T6">Componentes:</text:span> <text:span text:style-name="T25">Un servidor en el que alojar el repositorio del proyecto, las computadoras del equipo del proyecto, y computadoras adicionales funcionando en el área de trabajo por si alguna de las computadoras del grupo se daña.</text:span></text:p>
      <text:p text:style-name="P14"/>
      <text:p text:style-name="P49">Plan estratégico y objetivo del proyecto</text:p>
      <text:p text:style-name="P59">Visión</text:p>
      <text:p text:style-name="P28">Nuestra visión como <text:span text:style-name="T32">equipo de desarrollo </text:span>es generar productos de software que faciliten la vida de nuestros clientes optimizando <text:span text:style-name="T32">o </text:span>el proceso del cual se encargará dicho software. <text:span text:style-name="T33">Para así crecer como equipo en varios aspectos como lo son: conocimiento, </text:span><text:soft-page-break/><text:span text:style-name="T33">experiencia, habilidad y práctica. Y así ampliar cada vez más nuestra dominio de resolución de problemas.</text:span></text:p>
      <text:p text:style-name="P15"/>
      <text:p text:style-name="P59">Misión</text:p>
      <text:p text:style-name="P32">Nuestra misión es crear soluciones software para problemas que puedan ser solucionados mediante alguna creación de software. Los problemas que atendemos pueden ser de cualquier tipo de persona, área y rubro.</text:p>
      <text:p text:style-name="P15"/>
      <text:p text:style-name="P59">Valores</text:p>
      <text:list xml:id="list3008755360" text:style-name="L2">
        <text:list-item>
          <text:p text:style-name="P79">Trabajo en equipo.</text:p>
        </text:list-item>
        <text:list-item>
          <text:p text:style-name="P79">Responsabilidad.</text:p>
        </text:list-item>
        <text:list-item>
          <text:p text:style-name="P79"><text:span text:style-name="T25">Desarrollo con c</text:span>alidad <text:span text:style-name="T25">en mente</text:span>.</text:p>
        </text:list-item>
        <text:list-item>
          <text:p text:style-name="P80">Eficacia.</text:p>
        </text:list-item>
        <text:list-item>
          <text:p text:style-name="P81">Confianza</text:p>
        </text:list-item>
      </text:list>
      <text:p text:style-name="P15"/>
      <text:p text:style-name="P59">Objetivo del proyecto</text:p>
      <text:p text:style-name="P26">El objetivo de nuestro proyecto es que la aplicación que desarrollemos sea útil para los usuarios a los que este destinada. También que la aplicación sea fácil de utilizar y que cubra <text:span text:style-name="T21">correctamente los requerimientos</text:span> <text:span text:style-name="T25">reales </text:span>del usuario.</text:p>
      <text:p text:style-name="P15"/>
      <text:p text:style-name="P50">Entorno socioeconómico y legal</text:p>
      <text:p text:style-name="P59">Entorno económico</text:p>
      <text:p text:style-name="P15">El desarrollo de la aplicación no va a tener costo monetario alguno.</text:p>
      <text:p text:style-name="P15"/>
      <text:p text:style-name="P59">Entorno legal</text:p>
      <text:p text:style-name="P33"><text:soft-page-break/>Nuestro proyecto no va a contradecir ninguna normativa legal existente. <text:span text:style-name="T45">Y sólo personal autorizado va a poder crear formularios.</text:span></text:p>
      <text:p text:style-name="P15"/>
      <text:p text:style-name="P50">Estudio de mercado: Demanda</text:p>
      <text:p text:style-name="P59">Población objetivo</text:p>
      <text:p text:style-name="P34"><text:span text:style-name="T34">La población objetivo es </text:span>la comunidad universitaria dentro de la cual se encuentran:</text:p>
      <text:list xml:id="list422693306" text:style-name="L3">
        <text:list-item>
          <text:p text:style-name="P83"><text:span text:style-name="T37">q</text:span><text:span text:style-name="T36">uienes podrán </text:span><text:span text:style-name="T35">crear</text:span><text:span text:style-name="T36"> las solicitudes </text:span><text:span text:style-name="T37">y compartirlas con el público deseado </text:span><text:span text:style-name="T36">(personal docente, no docente y administrativo y de hacienda de la universidad) </text:span><text:span text:style-name="T35">y,</text:span></text:p>
        </text:list-item>
        <text:list-item>
          <text:p text:style-name="P83"><text:span text:style-name="T35">quienes podrán rellenar ciertos formularios </text:span><text:span text:style-name="T37">y enviarlos a quien corresponda </text:span><text:span text:style-name="T35">(todo la comunidad universitaria).</text:span></text:p>
        </text:list-item>
      </text:list>
      <text:p text:style-name="P15"/>
      <text:p text:style-name="P59">Análisis de la demanda</text:p>
      <text:p text:style-name="P35">Históricamente esta comunidad universitaria no ha presenciado una propuesta de software similar a la que nosotros estamos presentando.</text:p>
      <text:p text:style-name="P35">La comunidad universitaria se encuentra dispersa por toda la ciudad de Rio Gallegos. <text:span text:style-name="T38">Lo que no podemos asegurar por ahora es <text:s/>si sólo se podrá completar y crear solicitudes desde el campus de la universidad o si también lo podrán hacer desde sus respectivas casas. En caso de que no se pudieran contemplar los dos casos, la comunidad de demanda que estaríamos atendiendo solo sería la presente en el campus de la universidad.</text:span></text:p>
      <text:p text:style-name="P15"/>
      <text:p text:style-name="P50"/>
      <text:p text:style-name="P50">Estudio de mercado: Oferta</text:p>
      <text:p text:style-name="P59">Análisis de la oferta</text:p>
      <text:p text:style-name="P36"><text:soft-page-break/>No conocemos de alguien que haya propuesto <text:span text:style-name="T39">en el pasado </text:span>algo similar a lo que nosotros proponemos hoy para la creación y rellenado de formularios. No hay antecedentes.</text:p>
      <text:p text:style-name="P15"/>
      <text:p text:style-name="P50">Comercialización</text:p>
      <text:p text:style-name="P24">Nuestra aplicación no será comercializada, sino que podrá ser utilizada de manera gratuita por todos los interesados dentro de la comunidad universitaria de la unidad académica de Rio Gallegos.</text:p>
      <text:p text:style-name="P60">Pro<text:span text:style-name="T40">ducto</text:span></text:p>
      <text:p text:style-name="P38">El producto software será desarrollado por el equipo de desarrollo.</text:p>
      <text:p text:style-name="P40">El cual será de tipo aplicación móvil para todo tipo de celulares inteligentes y también podrá ser utilizado desde la web. </text:p>
      <text:p text:style-name="P44">Los entregables de producto serán los códigos fuentes <text:s/>tanto de la aplicación móvil como los de la pagina web, y un ejecutable para la aplicación móvil. También contará con todas la documentación asociado al producto.</text:p>
      <text:p text:style-name="P39"/>
      <text:p text:style-name="P60">P<text:span text:style-name="T40">laza</text:span></text:p>
      <text:p text:style-name="P41">Los canales de distribución no están bien definidos por ahora, pero posiblemente el ejecutable se encontrara dentro del dominio de la UARG para cualquier persona que lo solicite.</text:p>
      <text:p text:style-name="P16"/>
      <text:p text:style-name="P59">Promoción y publicidad</text:p>
      <text:p text:style-name="P37">La promo<text:span text:style-name="T41">ción se realizará por diferentes medios en la UARG como: el magazine TV, mediante folleteria, desde la página web de la UARG y la de la UNPA.</text:span></text:p>
      <text:p text:style-name="P15"/>
      <text:p text:style-name="P53">Estudio técnico</text:p>
      <text:p text:style-name="P63"><text:soft-page-break/><text:span text:style-name="T24">Tamaño</text:span> del proyecto</text:p>
      <text:p text:style-name="P17"><text:span text:style-name="T25">Se prevee que el tamaño del proyecto una vez esté terminado será moderado</text:span>. <text:span text:style-name="T42">Ya que no es muy complejo va a tener dos procesamientos “fuertes”: la de crear formularios y la de poder rellenarlos. Acompañando a estas dos funciones se van a desprender algunas validaciones, verificaciones y cuestiones relacionadas. La capacidad máxima de almacenamiento dependerá del equipamiento que nos brindara la universidad.</text:span></text:p>
      <text:p text:style-name="P17"/>
      <text:p text:style-name="P65">Organización</text:p>
      <text:p text:style-name="P66">Estructura de la organización</text:p>
      <text:p text:style-name="P42">La organización Paire, esta formada por dos integrantes: Cinthia Lima y Ariel Machini. Los cuales se pueden desenvolver de manera independiente o en equipo en todas las etapas para el desarrollo de un producto de software.</text:p>
      <text:p text:style-name="P42">La estructura no es fija, ambos iremos cambiando de roles a medida que vaya avanzando el proyecto.</text:p>
      <text:p text:style-name="P42"/>
      <text:p text:style-name="P66">Recursos humanos</text:p>
      <text:p text:style-name="P42"><text:span text:style-name="T43">Los recursos humanos de la organización son dos estudiantes de la carrera Licenciatura en Sistemas</text:span> Cinthia Lima y Ariel Machini.</text:p>
      <text:p text:style-name="P18"/>
      <text:p text:style-name="P51"><office:annotation><dc:creator>Autor desconocido</dc:creator><dc:date>2017-09-19T13:59:04</dc:date><text:p text:style-name="P86"><text:span text:style-name="T49">?</text:span></text:p></office:annotation>Evaluación financiera</text:p>
      <text:p text:style-name="P64">Inversión</text:p>
      <text:p text:style-name="P64">Ingresos y gastos</text:p>
      <text:p text:style-name="P19"/>
      <text:p text:style-name="P51">Beneficios esperados del proyecto</text:p>
      <text:p text:style-name="P43"><text:soft-page-break/></text:p>
      <text:p text:style-name="P43"/>
      <text:p text:style-name="P52">Anexos:</text:p>
      <text:list xml:id="list623197146" text:style-name="L4">
        <text:list-item>
          <text:p text:style-name="P84"><text:span text:style-name="T44">Propuesta de nombre (proyecto Colibrí).</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a10f1" officeooo:paragraph-rsid="003a10f1"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053d74a" officeooo:paragraph-rsid="0053d74a" style:font-size-asian="13pt" style:font-style-asian="italic" style:font-size-complex="13pt" style:font-style-complex="italic"/>
    </style:style>
    <style:style style:name="MT1" style:family="text">
      <style:text-properties officeooo:rsid="005cd2d1"/>
    </style:style>
    <style:style style:name="MT2" style:family="text">
      <style:text-properties officeooo:rsid="005b83f2"/>
    </style:style>
    <style:style style:name="MT3" style:family="text">
      <style:text-properties officeooo:rsid="008e64a3"/>
    </style:style>
    <style:style style:name="MT4" style:family="text">
      <style:text-properties officeooo:rsid="005ca0a3"/>
    </style:style>
    <style:style style:name="MT5" style:family="text">
      <style:text-properties officeooo:rsid="008d3887"/>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TUDIO DE FACTIBILIDAD — </text:span>PÁGINA <text:page-number text:select-page="current">11</text:page-number><text:s/>DE <text:page-count>11</text:page-count></text:p>
      </style:header>
      <style:header-first>
        <text:p text:style-name="MP2"><text:span text:style-name="MT1">ESTUDIO DE FACTIBILIDAD — </text:span>PÁGINA <text:page-number text:select-page="current">1</text:page-number><text:s/>DE <text:page-count>11</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2"><draw:image xlink:href="Pictures/100002010000003700000040E62281331E4F8749.png" xlink:type="simple" xlink:show="embed" xlink:actuate="onLoad" loext:mime-type="image/png"/></draw:frame></text:p>
            </table:table-cell>
            <table:table-cell table:style-name="Table2.A1" office:value-type="string">
              <text:p text:style-name="MP4">Grupo <text:span text:style-name="MT2">Paire</text:span></text:p>
              <text:p text:style-name="MP5">Cinthia Lima <text:span text:style-name="MT3">y</text:span>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4"><draw:image xlink:href="Pictures/100002010000003700000040F221D21FEBEA715B.png" xlink:type="simple" xlink:show="embed" xlink:actuate="onLoad" loext:mime-type="image/png"/></draw:frame></text:p>
            </table:table-cell>
            <table:table-cell table:style-name="Table3.A1" office:value-type="string">
              <text:p text:style-name="MP4">Grupo <text:span text:style-name="MT4">Paire</text:span></text:p>
              <text:p text:style-name="MP8">Cinthia Lima <text:span text:style-name="MT5">y </text:span>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9T20:34:39.706875814</dc:date>
    <meta:editing-duration>PT6H47M20S</meta:editing-duration>
    <meta:editing-cycles>107</meta:editing-cycles>
    <meta:generator>LibreOffice/5.4.1.2$Linux_X86_64 LibreOffice_project/ea7cb86e6eeb2bf3a5af73a8f7777ac570321527</meta:generator>
    <dc:creator>Ariel Machini</dc:creator>
    <meta:document-statistic meta:table-count="4" meta:image-count="3" meta:object-count="0" meta:page-count="11" meta:paragraph-count="126" meta:word-count="1435" meta:character-count="9050" meta:non-whitespace-character-count="7718"/>
  </office:meta>
</office:document-meta>
</file>